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B95F3B2102BEF6C57E.png" manifest:media-type="image/png"/>
  <manifest:file-entry manifest:full-path="Pictures/1000000000000168000001683DBE3927BDE017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8cm" fo:min-width="1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8cm" fo:min-width="2.3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objectwithoutfill">
      <style:graphic-properties draw:stroke="solid" draw:stroke-dash="Long_20_Dot" draw:fill="none" draw:textarea-vertical-align="middle"/>
    </style:style>
    <style:style style:name="gr11" style:family="graphic" style:parent-style-name="standard">
      <style:graphic-properties draw:stroke="dash" draw:stroke-dash="Dash" svg:stroke-color="#000000" draw:fill="solid" draw:fill-color="#ffffff" draw:textarea-horizontal-align="justify" draw:textarea-vertical-align="middle" draw:auto-grow-height="false" fo:min-height="4.25cm" fo:min-width="7cm"/>
    </style:style>
    <style:style style:name="gr12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d7"/>
      <style:paragraph-properties fo:text-align="center"/>
    </style:style>
    <style:style style:name="P7" style:family="paragraph">
      <loext:graphic-properties draw:fill="none"/>
      <style:paragraph-properties fo:margin-top="0.3cm" fo:margin-bottom="0cm" fo:text-align="center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T1" style:family="text">
      <style:text-properties style:text-position="0% 100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1" draw:id="id1" draw:layer="layout" svg:width="2.216cm" svg:height="1.716cm" svg:x="1.784cm" svg:y="3.034cm">
          <draw:image xlink:href="Pictures/1000000000000384000002B95F3B2102BEF6C57E.png" xlink:type="simple" xlink:show="embed" xlink:actuate="onLoad" draw:mime-type="image/png">
            <text:p/>
          </draw:image>
        </draw:frame>
        <draw:line draw:style-name="gr2" draw:text-style-name="P2" draw:layer="layout" svg:x1="4.25cm" svg:y1="4cm" svg:x2="6cm" svg:y2="4cm">
          <text:p/>
        </draw:line>
        <draw:frame draw:style-name="gr3" draw:text-style-name="P3" draw:layer="layout" svg:width="1.75cm" svg:height="2.384cm" svg:x="4.5cm" svg:y="3.25cm">
          <draw:text-box>
            <text:p><text:span text:style-name="T1">web</text:span></text:p>
          </draw:text-box>
        </draw:frame>
        <draw:frame draw:style-name="gr1" draw:text-style-name="P1" draw:layer="layout" svg:width="2.25cm" svg:height="2.25cm" svg:x="1.75cm" svg:y="5.5cm">
          <draw:image xlink:href="Pictures/1000000000000168000001683DBE3927BDE017FC.png" xlink:type="simple" xlink:show="embed" xlink:actuate="onLoad" draw:mime-type="image/png">
            <text:p/>
          </draw:image>
        </draw:frame>
        <draw:line draw:style-name="gr2" draw:text-style-name="P2" draw:layer="layout" svg:x1="4.25cm" svg:y1="6.75cm" svg:x2="6cm" svg:y2="6.75cm">
          <text:p/>
        </draw:line>
        <draw:frame draw:style-name="gr4" draw:text-style-name="P5" draw:layer="layout" svg:width="2.5cm" svg:height="1.275cm" svg:x="4.25cm" svg:y="6cm">
          <draw:text-box>
            <text:p text:style-name="P4"><text:span text:style-name="T2">mobile</text:span></text:p>
          </draw:text-box>
        </draw:frame>
        <draw:custom-shape draw:style-name="gr5" draw:text-style-name="P6" xml:id="id3" draw:id="id3" draw:layer="layout" svg:width="1.75cm" svg:height="8.25cm" svg:x="6.25cm" svg:y="1.75cm">
          <text:p text:style-name="P1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4cm" svg:height="4cm" svg:x="4.25cm" svg:y="13cm">
          <text:p text:style-name="P1">EC2 A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.892cm" svg:y1="3.034cm" svg:x2="4.25cm" svg:y2="15cm" draw:start-shape="id1" draw:start-glue-point="0" draw:end-shape="id2" draw:end-glue-point="6" svg:d="M2892 3034v-500h-1608v12466h2966" svg:viewBox="0 0 2967 12467">
          <text:p/>
        </draw:connector>
        <draw:connector draw:style-name="gr7" draw:text-style-name="P1" draw:layer="layout" svg:x1="6.25cm" svg:y1="13cm" svg:x2="7.125cm" svg:y2="10cm" draw:start-shape="id2" draw:start-glue-point="4" draw:end-shape="id3" draw:end-glue-point="2" svg:d="M6250 13000v-1500h875v-1500" svg:viewBox="0 0 876 3001">
          <text:p/>
        </draw:connector>
        <draw:line draw:style-name="gr8" draw:text-style-name="P7" draw:layer="layout" svg:x1="8.75cm" svg:y1="5.5cm" svg:x2="15.5cm" svg:y2="5.5cm">
          <text:p><text:span text:style-name="T2"/></text:p>
        </draw:line>
        <draw:frame draw:style-name="gr9" draw:text-style-name="P9" draw:layer="layout" svg:width="3.5cm" svg:height="1.361cm" svg:x="10.25cm" svg:y="8.889cm">
          <draw:text-box>
            <text:p text:style-name="P8"><text:span text:style-name="T2">Dados de usuário</text:span></text:p>
          </draw:text-box>
        </draw:frame>
        <draw:line draw:style-name="gr10" draw:text-style-name="P2" draw:layer="layout" svg:x1="8.5cm" svg:y1="7.25cm" svg:x2="13cm" svg:y2="13.75cm">
          <text:p/>
        </draw:line>
        <draw:custom-shape draw:style-name="gr11" draw:text-style-name="P10" draw:layer="layout" svg:width="7.5cm" svg:height="4.5cm" svg:x="10.25cm" svg:y="1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25cm" svg:height="0.806cm" svg:x="10.25cm" svg:y="4.694cm">
          <draw:text-box>
            <text:p text:style-name="P8"><text:span text:style-name="T2">Pagamento</text:span></text:p>
          </draw:text-box>
        </draw:frame>
        <draw:frame draw:style-name="gr12" draw:text-style-name="P12" draw:layer="layout" svg:width="10.25cm" svg:height="1.361cm" svg:x="9.25cm" svg:y="18.75cm">
          <draw:text-box>
            <text:p text:style-name="P11">Cadastro de usuário e compras realizada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14:46:05.590000000</meta:creation-date>
    <dc:date>2021-03-18T15:05:11.183000000</dc:date>
    <meta:editing-duration>PT8M50S</meta:editing-duration>
    <meta:editing-cycles>2</meta:editing-cycles>
    <meta:generator>LibreOffice/7.1.1.2$Windows_X86_64 LibreOffice_project/fe0b08f4af1bacafe4c7ecc87ce55bb426164676</meta:generator>
    <meta:document-statistic meta:object-count="16"/>
  </office:meta>
</office:document-meta>
</file>